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2.261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No silver bullet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Software Engineering Missing in Action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Number Game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oman Number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Domain Driven Design</text:p>
          </table:table-cell>
          <table:table-cell office:value-type="date" office:date-value="2013-09-16">
            <text:p>2013-09-1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regunta Retrospectiva</text:p>
          </table:table-cell>
          <table:table-cell office:value-type="date" office:date-value="2013-09-20">
            <text:p>2013-09-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ermutation Kata</text:p>
          </table:table-cell>
          <table:table-cell office:value-type="date" office:date-value="2013-09-20">
            <text:p>2013-09-20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nis Kata</text:p>
          </table:table-cell>
          <table:table-cell office:value-type="date" office:date-value="2013-09-21">
            <text:p>2013-09-21</text:p>
          </table:table-cell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Juego Ahorcado Kata</text:p>
          </table:table-cell>
          <table:table-cell office:value-type="date" office:date-value="2013-09-29">
            <text:p>2013-09-29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Pronosticar no es predecir</text:p>
          </table:table-cell>
          <table:table-cell office:value-type="date" office:date-value="2013-09-29">
            <text:p>2013-09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Git Kata</text:p>
          </table:table-cell>
          <table:table-cell office:value-type="date" office:date-value="2013-09-30">
            <text:p>2013-09-30</text:p>
          </table:table-cell>
          <table:table-cell office:value-type="float" office:value="360">
            <text:p>36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Verificar proyecto en mi ambiente</text:p>
          </table:table-cell>
          <table:table-cell office:value-type="date" office:date-value="2013-09-30">
            <text:p>2013-09-3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Lectura Continuous Integration</text:p>
          </table:table-cell>
          <table:table-cell office:value-type="date" office:date-value="2013-10-16">
            <text:p>2013-10-1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Cuestionario Continuous Integration</text:p>
          </table:table-cell>
          <table:table-cell office:value-type="date" office:date-value="2013-10-16">
            <text:p>2013-10-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20:55:56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16T20:58:32</dc:date>
    <meta:editing-duration>PT3H58M8S</meta:editing-duration>
    <meta:editing-cycles>54</meta:editing-cycles>
    <dc:creator>Mint </dc:creator>
    <meta:document-statistic meta:table-count="1" meta:cell-count="100" meta:object-count="0"/>
  </office:meta>
</office:document-meta>
</file>